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8c2" officeooo:paragraph-rsid="000bb8c2"/>
    </style:style>
    <style:style style:name="P2" style:family="paragraph" style:parent-style-name="Standard">
      <style:text-properties officeooo:rsid="000c9334" officeooo:paragraph-rsid="000c9334"/>
    </style:style>
    <style:style style:name="P3" style:family="paragraph" style:parent-style-name="Standard">
      <style:text-properties officeooo:rsid="000d6be4" officeooo:paragraph-rsid="000d6be4"/>
    </style:style>
    <style:style style:name="P4" style:family="paragraph" style:parent-style-name="Standard">
      <style:text-properties officeooo:rsid="000f3d2e" officeooo:paragraph-rsid="000f3d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ustom_score:</text:p>
      <text:p text:style-name="P2">This script evaluates the performance of the custom heuristic function by</text:p>
      <text:p text:style-name="P2">comparing the strength of an agent using iterative deepening (ID) search with</text:p>
      <text:p text:style-name="P2">alpha-beta pruning against the strength rating of agents using other heuristic</text:p>
      <text:p text:style-name="P2">functions. <text:s/>The `ID_Improved` agent provides a baseline by measuring the</text:p>
      <text:p text:style-name="P2">performance of a basic agent using Iterative Deepening and the "improved"</text:p>
      <text:p text:style-name="P2">heuristic (from lecture) on your hardware. <text:s/>The `Student` agent then measures</text:p>
      <text:p text:style-name="P2">the performance of Iterative Deepening and the custom heuristic against the</text:p>
      <text:p text:style-name="P2">same opponents.</text:p>
      <text:p text:style-name="P2"/>
      <text:p text:style-name="P2"/>
      <text:p text:style-name="P2">*************************</text:p>
      <text:p text:style-name="P2"><text:s/>Evaluating: ID_Improved </text:p>
      <text:p text:style-name="P2">*************************</text:p>
      <text:p text:style-name="P2"/>
      <text:p text:style-name="P2">Playing Matches:</text:p>
      <text:p text:style-name="P2">----------</text:p>
      <text:p text:style-name="P2"><text:s text:c="2"/>Match 1: ID_Improved vs <text:s text:c="2"/>Random <text:s text:c="3"/><text:tab/>Result: 20 to 0</text:p>
      <text:p text:style-name="P2"><text:s text:c="2"/>Match 2: ID_Improved vs <text:s text:c="2"/>MM_Null <text:s text:c="2"/><text:tab/>Result: 16 to 4</text:p>
      <text:p text:style-name="P2"><text:s text:c="2"/>Match 3: ID_Improved vs <text:s text:c="2"/>MM_Open <text:s text:c="2"/><text:tab/>Result: 6 to 14</text:p>
      <text:p text:style-name="P2"><text:s text:c="2"/>Match 4: ID_Improved vs MM_Improved <text:tab/>Result: 10 to 10</text:p>
      <text:p text:style-name="P2"><text:s text:c="2"/>Match 5: ID_Improved vs <text:s text:c="2"/>AB_Null <text:s text:c="2"/><text:tab/>Result: 13 to 7</text:p>
      <text:p text:style-name="P2"><text:s text:c="2"/>Match 6: ID_Improved vs <text:s text:c="2"/>AB_Open <text:s text:c="2"/><text:tab/>Result: 7 to 13</text:p>
      <text:p text:style-name="P2"><text:s text:c="2"/>Match 7: ID_Improved vs AB_Improved <text:tab/>Result: 7 to 13</text:p>
      <text:p text:style-name="P2"/>
      <text:p text:style-name="P2"/>
      <text:p text:style-name="P2">Results:</text:p>
      <text:p text:style-name="P2">----------</text:p>
      <text:p text:style-name="P2">ID_Improved <text:s text:c="8"/>56.43%</text:p>
      <text:p text:style-name="P2"/>
      <text:p text:style-name="P2">*************************</text:p>
      <text:p text:style-name="P2"><text:s text:c="3"/>Evaluating: Student <text:s text:c="2"/></text:p>
      <text:p text:style-name="P2">*************************</text:p>
      <text:p text:style-name="P2"/>
      <text:p text:style-name="P2">Playing Matches:</text:p>
      <text:p text:style-name="P2">----------</text:p>
      <text:p text:style-name="P2"><text:s text:c="2"/>Match 1: <text:s text:c="2"/>Student <text:s text:c="2"/>vs <text:s text:c="2"/>Random <text:s text:c="3"/><text:tab/>Result: 19 to 1</text:p>
      <text:p text:style-name="P2"><text:s text:c="2"/>Match 2: <text:s text:c="2"/>Student <text:s text:c="2"/>vs <text:s text:c="2"/>MM_Null <text:s text:c="2"/><text:tab/>Result: 14 to 6</text:p>
      <text:p text:style-name="P2"><text:s text:c="2"/>Match 3: <text:s text:c="2"/>Student <text:s text:c="2"/>vs <text:s text:c="2"/>MM_Open <text:s text:c="2"/><text:tab/>Result: 13 to 7</text:p>
      <text:p text:style-name="P2"><text:s text:c="2"/>Match 4: <text:s text:c="2"/>Student <text:s text:c="2"/>vs MM_Improved <text:tab/>Result: 9 to 11</text:p>
      <text:p text:style-name="P2"><text:s text:c="2"/>Match 5: <text:s text:c="2"/>Student <text:s text:c="2"/>vs <text:s text:c="2"/>AB_Null <text:s text:c="2"/><text:tab/>Result: 11 to 9</text:p>
      <text:p text:style-name="P2"><text:s text:c="2"/>Match 6: <text:s text:c="2"/>Student <text:s text:c="2"/>vs <text:s text:c="2"/>AB_Open <text:s text:c="2"/><text:tab/>Result: 10 to 10</text:p>
      <text:p text:style-name="P2"><text:s text:c="2"/>Match 7: <text:s text:c="2"/>Student <text:s text:c="2"/>vs AB_Improved <text:tab/>Result: 7 to 13</text:p>
      <text:p text:style-name="P2"/>
      <text:p text:style-name="P2"/>
      <text:p text:style-name="P2">Results:</text:p>
      <text:p text:style-name="P2">----------</text:p>
      <text:p text:style-name="P2">Student <text:s text:c="12"/>59.29%</text:p>
      <text:p text:style-name="P2"/>
      <text:p text:style-name="P2"/>
      <text:p text:style-name="P2"/>
      <text:p text:style-name="P2"/>
      <text:p text:style-name="P1"><text:soft-page-break/>2. custom_score_2:</text:p>
      <text:p text:style-name="P1"/>
      <text:p text:style-name="P3">*************************</text:p>
      <text:p text:style-name="P3"><text:s/>Evaluating: ID_Improved </text:p>
      <text:p text:style-name="P3">*************************</text:p>
      <text:p text:style-name="P3"/>
      <text:p text:style-name="P3">Playing Matches:</text:p>
      <text:p text:style-name="P3">----------</text:p>
      <text:p text:style-name="P3"><text:s text:c="2"/>Match 1: ID_Improved vs <text:s text:c="2"/>Random <text:s text:c="3"/><text:tab/>Result: 19 to 1</text:p>
      <text:p text:style-name="P3"><text:s text:c="2"/>Match 2: ID_Improved vs <text:s text:c="2"/>MM_Null <text:s text:c="2"/><text:tab/>Result: 15 to 5</text:p>
      <text:p text:style-name="P3"><text:s text:c="2"/>Match 3: ID_Improved vs <text:s text:c="2"/>MM_Open <text:s text:c="2"/><text:tab/>Result: 8 to 12</text:p>
      <text:p text:style-name="P3"><text:s text:c="2"/>Match 4: ID_Improved vs MM_Improved <text:tab/>Result: 10 to 10</text:p>
      <text:p text:style-name="P3"><text:s text:c="2"/>Match 5: ID_Improved vs <text:s text:c="2"/>AB_Null <text:s text:c="2"/><text:tab/>Result: 11 to 9</text:p>
      <text:p text:style-name="P3"><text:s text:c="2"/>Match 6: ID_Improved vs <text:s text:c="2"/>AB_Open <text:s text:c="2"/><text:tab/>Result: 8 to 12</text:p>
      <text:p text:style-name="P3"><text:s text:c="2"/>Match 7: ID_Improved vs AB_Improved <text:tab/>Result: 7 to 13</text:p>
      <text:p text:style-name="P3"/>
      <text:p text:style-name="P3"/>
      <text:p text:style-name="P3">Results:</text:p>
      <text:p text:style-name="P3">----------</text:p>
      <text:p text:style-name="P3">ID_Improved <text:s text:c="8"/>55.71%</text:p>
      <text:p text:style-name="P3"/>
      <text:p text:style-name="P3">*************************</text:p>
      <text:p text:style-name="P3"><text:s text:c="3"/>Evaluating: Student <text:s text:c="2"/></text:p>
      <text:p text:style-name="P3">*************************</text:p>
      <text:p text:style-name="P3"/>
      <text:p text:style-name="P3">Playing Matches:</text:p>
      <text:p text:style-name="P3">----------</text:p>
      <text:p text:style-name="P3"><text:s text:c="2"/>Match 1: <text:s text:c="2"/>Student <text:s text:c="2"/>vs <text:s text:c="2"/>Random <text:s text:c="3"/><text:tab/>Result: 20 to 0</text:p>
      <text:p text:style-name="P3"><text:s text:c="2"/>Match 2: <text:s text:c="2"/>Student <text:s text:c="2"/>vs <text:s text:c="2"/>MM_Null <text:s text:c="2"/><text:tab/>Result: 16 to 4</text:p>
      <text:p text:style-name="P3"><text:s text:c="2"/>Match 3: <text:s text:c="2"/>Student <text:s text:c="2"/>vs <text:s text:c="2"/>MM_Open <text:s text:c="2"/><text:tab/>Result: 10 to 10</text:p>
      <text:p text:style-name="P3"><text:s text:c="2"/>Match 4: <text:s text:c="2"/>Student <text:s text:c="2"/>vs MM_Improved <text:tab/>Result: 9 to 11</text:p>
      <text:p text:style-name="P3"><text:s text:c="2"/>Match 5: <text:s text:c="2"/>Student <text:s text:c="2"/>vs <text:s text:c="2"/>AB_Null <text:s text:c="2"/><text:tab/>Result: 8 to 12</text:p>
      <text:p text:style-name="P3"><text:s text:c="2"/>Match 6: <text:s text:c="2"/>Student <text:s text:c="2"/>vs <text:s text:c="2"/>AB_Open <text:s text:c="2"/><text:tab/>Result: 6 to 14</text:p>
      <text:p text:style-name="P3"><text:s text:c="2"/>Match 7: <text:s text:c="2"/>Student <text:s text:c="2"/>vs AB_Improved <text:tab/>Result: 5 to 15</text:p>
      <text:p text:style-name="P3"/>
      <text:p text:style-name="P3"/>
      <text:p text:style-name="P3">Results:</text:p>
      <text:p text:style-name="P3">----------</text:p>
      <text:p text:style-name="P3">Student <text:s text:c="12"/>52.86%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ustom_score_3:</text:p>
      <text:p text:style-name="P3"/>
      <text:p text:style-name="P4">*************************</text:p>
      <text:p text:style-name="P4"><text:s/>Evaluating: ID_Improved </text:p>
      <text:p text:style-name="P4">*************************</text:p>
      <text:p text:style-name="P4"/>
      <text:p text:style-name="P4">Playing Matches:</text:p>
      <text:p text:style-name="P4">----------</text:p>
      <text:p text:style-name="P4"><text:s text:c="2"/>Match 1: ID_Improved vs <text:s text:c="2"/>Random <text:s text:c="3"/><text:tab/>Result: 20 to 0</text:p>
      <text:p text:style-name="P4"><text:s text:c="2"/>Match 2: ID_Improved vs <text:s text:c="2"/>MM_Null <text:s text:c="2"/><text:tab/>Result: 20 to 0</text:p>
      <text:p text:style-name="P4"><text:s text:c="2"/>Match 3: ID_Improved vs <text:s text:c="2"/>MM_Open <text:s text:c="2"/><text:tab/>Result: 8 to 12</text:p>
      <text:p text:style-name="P4"><text:s text:c="2"/>Match 4: ID_Improved vs MM_Improved <text:tab/>Result: 10 to 10</text:p>
      <text:p text:style-name="P4"><text:s text:c="2"/>Match 5: ID_Improved vs <text:s text:c="2"/>AB_Null <text:s text:c="2"/><text:tab/>Result: 10 to 10</text:p>
      <text:p text:style-name="P4"><text:s text:c="2"/>Match 6: ID_Improved vs <text:s text:c="2"/>AB_Open <text:s text:c="2"/><text:tab/>Result: 9 to 11</text:p>
      <text:p text:style-name="P4"><text:s text:c="2"/>Match 7: ID_Improved vs AB_Improved <text:tab/>Result: 7 to 13</text:p>
      <text:p text:style-name="P4"/>
      <text:p text:style-name="P4"/>
      <text:p text:style-name="P4">Results:</text:p>
      <text:p text:style-name="P4">----------</text:p>
      <text:p text:style-name="P4">ID_Improved <text:s text:c="8"/>60.00%</text:p>
      <text:p text:style-name="P4"/>
      <text:p text:style-name="P4">*************************</text:p>
      <text:p text:style-name="P4"><text:s text:c="3"/>Evaluating: Student <text:s text:c="2"/></text:p>
      <text:p text:style-name="P4">*************************</text:p>
      <text:p text:style-name="P4"/>
      <text:p text:style-name="P4">Playing Matches:</text:p>
      <text:p text:style-name="P4">----------</text:p>
      <text:p text:style-name="P4"><text:s text:c="2"/>Match 1: <text:s text:c="2"/>Student <text:s text:c="2"/>vs <text:s text:c="2"/>Random <text:s text:c="3"/><text:tab/>Result: 19 to 1</text:p>
      <text:p text:style-name="P4"><text:s text:c="2"/>Match 2: <text:s text:c="2"/>Student <text:s text:c="2"/>vs <text:s text:c="2"/>MM_Null <text:s text:c="2"/><text:tab/>Result: 14 to 6</text:p>
      <text:p text:style-name="P4"><text:s text:c="2"/>Match 3: <text:s text:c="2"/>Student <text:s text:c="2"/>vs <text:s text:c="2"/>MM_Open <text:s text:c="2"/><text:tab/>Result: 11 to 9</text:p>
      <text:p text:style-name="P4"><text:s text:c="2"/>Match 4: <text:s text:c="2"/>Student <text:s text:c="2"/>vs MM_Improved <text:tab/>Result: 8 to 12</text:p>
      <text:p text:style-name="P4"><text:s text:c="2"/>Match 5: <text:s text:c="2"/>Student <text:s text:c="2"/>vs <text:s text:c="2"/>AB_Null <text:s text:c="2"/><text:tab/>Result: 11 to 9</text:p>
      <text:p text:style-name="P4"><text:s text:c="2"/>Match 6: <text:s text:c="2"/>Student <text:s text:c="2"/>vs <text:s text:c="2"/>AB_Open <text:s text:c="2"/><text:tab/>Result: 9 to 11</text:p>
      <text:p text:style-name="P4"><text:s text:c="2"/>Match 7: <text:s text:c="2"/>Student <text:s text:c="2"/>vs AB_Improved <text:tab/>Result: 4 to 16</text:p>
      <text:p text:style-name="P4"/>
      <text:p text:style-name="P4"/>
      <text:p text:style-name="P4">Results:</text:p>
      <text:p text:style-name="P4">----------</text:p>
      <text:p text:style-name="P4">Student <text:s text:c="12"/>54.29%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5:00:16.992819528</meta:creation-date>
    <dc:date>2017-05-28T15:57:13.819945998</dc:date>
    <meta:editing-duration>PT26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01" meta:word-count="528" meta:character-count="3733" meta:non-whitespace-character-count="2884"/>
  </office:meta>
</office:document-meta>
</file>